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style:font-size-asian="11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11" style:family="paragraph" style:parent-style-name="Standard">
      <style:text-properties style:font-name="Arial Narrow"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4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" fo:font-size="11pt" officeooo:rsid="0006f590" style:font-size-asian="11pt"/>
    </style:style>
    <style:style style:name="P16" style:family="paragraph" style:parent-style-name="Standard">
      <style:paragraph-properties fo:text-align="center" style:justify-single-word="false"/>
      <style:text-properties style:font-name="Arial Narrow" fo:font-weight="bold" style:font-weight-asian="bold"/>
    </style:style>
    <style:style style:name="P17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9" style:family="paragraph" style:parent-style-name="Standard">
      <style:text-properties style:font-name="Arial Narrow" fo:font-size="5pt" style:font-size-asian="5pt"/>
    </style:style>
    <style:style style:name="P20" style:family="paragraph" style:parent-style-name="Standard">
      <style:text-properties fo:color="#ff0000" style:font-name="Arial Narrow" fo:font-size="11pt" style:font-size-asian="11pt"/>
    </style:style>
    <style:style style:name="P21" style:family="paragraph" style:parent-style-name="Standard">
      <style:paragraph-properties fo:line-height="150%" fo:text-align="center" style:justify-single-word="false"/>
    </style:style>
    <style:style style:name="P22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3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4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5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6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7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8" style:family="paragraph" style:parent-style-name="Footer">
      <style:text-properties fo:font-size="1pt"/>
    </style:style>
    <style:style style:name="P29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Footer">
      <style:paragraph-properties fo:text-align="center" style:justify-single-word="false" style:snap-to-layout-grid="false"/>
    </style:style>
    <style:style style:name="P32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4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36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37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38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39" style:family="paragraph" style:parent-style-name="Text_20_body">
      <style:paragraph-properties fo:margin-left="6.033cm" fo:margin-right="0cm" fo:line-height="100%" fo:orphans="2" fo:widows="2" fo:text-indent="0cm" style:auto-text-indent="false" style:writing-mode="lr-tb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1" style:family="paragraph" style:parent-style-name="Text_20_body_20_indent">
      <style:paragraph-properties fo:margin-left="0cm" fo:margin-right="0cm" fo:text-indent="0cm" style:auto-text-indent="false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7" style:family="paragraph" style:parent-style-name="Text_20_body_20_indent">
      <style:paragraph-properties fo:margin-left="0cm" fo:margin-right="0cm" fo:orphans="2" fo:widows="2" fo:text-indent="0cm" style:auto-text-indent="false" style:writing-mode="lr-tb"/>
      <style:text-properties officeooo:paragraph-rsid="000a510c"/>
    </style:style>
    <style:style style:name="P48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49" style:family="paragraph" style:parent-style-name="Corpo_20_de_20_texto_20_2">
      <style:text-properties style:font-name="Arial Narrow"/>
    </style:style>
    <style:style style:name="P50" style:family="paragraph" style:parent-style-name="Corpo_20_de_20_texto_20_2">
      <style:text-properties officeooo:paragraph-rsid="0007ae94"/>
    </style:style>
    <style:style style:name="P51" style:family="paragraph" style:parent-style-name="Corpo_20_de_20_texto_20_2">
      <style:paragraph-properties fo:break-before="page"/>
      <style:text-properties style:font-name="Arial Narrow"/>
    </style:style>
    <style:style style:name="P52" style:family="paragraph" style:parent-style-name="Heading_20_4">
      <style:paragraph-properties fo:orphans="2" fo:widows="2" style:writing-mode="lr-tb"/>
      <style:text-properties officeooo:paragraph-rsid="000cef7e"/>
    </style:style>
    <style:style style:name="P53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54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officeooo:rsid="001b14c5" officeooo:paragraph-rsid="001b14c5"/>
    </style:style>
    <style:style style:name="P55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56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rsid="000afe45" officeooo:paragraph-rsid="000afe45" style:font-weight-asian="bold"/>
    </style:style>
    <style:style style:name="P57" style:family="paragraph" style:parent-style-name="Heading_20_6" style:list-style-name="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8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59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60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61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0cef7e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fo:font-weight="bold" officeooo:rsid="00184d19" style:font-size-asian="12pt" style:font-weight-asian="bold"/>
    </style:style>
    <style:style style:name="T10" style:family="text">
      <style:text-properties style:font-name="Arial Narrow" fo:font-size="12pt" style:font-size-asian="12pt"/>
    </style:style>
    <style:style style:name="T11" style:family="text">
      <style:text-properties style:font-name="Arial Narrow" fo:font-size="12pt" style:font-size-asian="12pt" style:font-name-complex="Arial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style:font-name="Arial Narrow" fo:font-size="12pt" style:font-size-asian="12pt" style:font-weight-complex="bold"/>
    </style:style>
    <style:style style:name="T14" style:family="text">
      <style:text-properties style:font-name="Arial Narrow" style:font-name-complex="Arial"/>
    </style:style>
    <style:style style:name="T15" style:family="text">
      <style:text-properties style:font-name="Arial Narrow" officeooo:rsid="0007ae94"/>
    </style:style>
    <style:style style:name="T16" style:family="text">
      <style:text-properties style:font-name="Arial Narrow" fo:font-weight="normal" officeooo:rsid="0007ae94" style:font-weight-asian="normal" style:font-weight-complex="normal"/>
    </style:style>
    <style:style style:name="T17" style:family="text">
      <style:text-properties fo:color="#00b0f0" style:font-name="Arial Narrow"/>
    </style:style>
    <style:style style:name="T18" style:family="text">
      <style:text-properties fo:color="#00b0f0" style:font-name="Arial Narrow" fo:font-weight="bold" style:font-weight-asian="bold" style:font-weight-complex="bold"/>
    </style:style>
    <style:style style:name="T19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20" style:family="text">
      <style:text-properties fo:color="#00b0f0" style:font-name="Arial Narrow" fo:font-size="12pt" style:font-size-asian="12pt"/>
    </style:style>
    <style:style style:name="T21" style:family="text">
      <style:text-properties fo:color="#00b0f0" style:font-name="Arial Narrow" style:font-name-complex="Arial"/>
    </style:style>
    <style:style style:name="T22" style:family="text">
      <style:text-properties fo:text-transform="uppercase" style:font-name="Arial Narrow" fo:font-size="12pt" fo:font-weight="bold" style:font-size-asian="12pt" style:font-weight-asian="bold"/>
    </style:style>
    <style:style style:name="T23" style:family="text">
      <style:text-properties fo:text-transform="uppercase" style:font-name="Arial Narrow" fo:font-size="12pt" style:font-size-asian="12pt"/>
    </style:style>
    <style:style style:name="T24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Arial Narrow" fo:font-size="12pt" fo:language="pt" fo:country="BR" style:font-name-asian="Times New Roman" style:font-size-asian="12pt" style:font-name-complex="Arial" style:language-complex="ar" style:country-complex="SA"/>
    </style:style>
    <style:style style:name="T26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/>
    </style:style>
    <style:style style:name="T28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29" style:family="text">
      <style:text-properties style:use-window-font-color="true" fo:font-size="12pt" fo:language="pt" fo:country="BR" officeooo:rsid="000cef7e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fo:color="#333333" style:font-name="Arial Narrow" officeooo:rsid="0006f590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7cm" draw:visible-area-height="6.409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4">Convênio nº </text:span><text:span text:style-name="T18">___/______</text:span></text:p>
      <text:p text:style-name="P54"/>
      <text:p text:style-name="P39"><text:span text:style-name="T3">CONVÊNIO QUE ENTRE SI CELEBRAM A UNIVERSIDADE ESTADUAL DO NORTE FLUMINENSE DARCY RIBEIRO – UENF E A </text:span><text:span text:style-name="T5">[RAZAO_SOCIAL] - </text:span><text:span text:style-name="T28">Teste</text:span><text:span text:style-name="T27">.</text:span></text:p>
      <text:p text:style-name="P40"/>
      <text:p text:style-name="P40"/>
      <text:p text:style-name="P47"><text:span text:style-name="T7">UNIVERSIDADE ESTADUAL DO NORTE FLUMINENSE DARCY RIBEIRO – UENF,</text:span><text:span text:style-name="T1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</text:span><text:span text:style-name="T25">representado</text:span><text:span text:style-name="T11"> p</text:span><text:span text:style-name="T24">or sua Pró-Reitora de Graduação, PROFESSORA ANA BEATRIZ GARCIA, brasileira, solteira, servidor público estadual, portadora da CI nº 16827750-5, expedida pelo SSP-SP e CPF/MF nº 120.205,008-50, residente e domiciliada na Rua Dr. Aurélio Francisco Gomes, nº. 79, apto 202, Flamboyant, Campos dos</text:span><text:span text:style-name="T12"> Goytacazes/RJ, CEP 28015-210</text:span><text:span text:style-name="T11">, doravante denominada</text:span><text:span text:style-name="T10"> simplesmente </text:span><text:span text:style-name="T26">UENF e [RAZAO_SOCIAL]</text:span><text:span text:style-name="T10">, inscrita no CNPJ sob o nº [CNPJ], situada na [RUA], nº. [NUMERO], [BAIRRO], [CIDADE]/[ESTADO], CEP [CEP], neste ato representada por seu [FUNCAO_REPRESENTANTE], [NOME_REPRESENTANTE] portador da CI nº [RG_REPRESENTANTE], emitido por [FUNCAO_REPRESENTANTE] e CPF nº [CPF_REPRESENTANTE], doravante denominado simplesmente</text:span><text:span text:style-name="T10"> </text:span><text:span text:style-name="T9">Teste</text:span><text:span text:style-name="T10">, têm entre si, justo e avençado e firmam por força do presente instrumento, o Termo de Convênio em questão, conforme consta no Processo Administrativo </text:span><text:span text:style-name="T19">_____</text:span><text:span text:style-name="T20">_________________</text:span><text:span text:style-name="T10">, e em consonância com a Lei Federal nº 11.788/2008, a Lei Estadual (RJ) nº 287/79, e Decreto Estadual nº 3.149/80 (RJ), mediante as seguintes cláusulas e condições:</text:span></text:p>
      <text:p text:style-name="P48"/>
      <text:p text:style-name="P44">CLÁUSULA PRIMEIRA: DO OBJETO</text:p>
      <text:p text:style-name="P45"/>
      <text:p text:style-name="P43">O Presente convênio tem como objetivo regular as relações entre as partes ora conveniadas, no que tange a concessão de estágio para alunos regularmente matriculados nos cursos oferecidos pela UENF.</text:p>
      <text:p text:style-name="P42"/>
      <text:p text:style-name="P43">I – Considera-se estágio curricular, atividades de aprendizagem social, profissional e cultural, proporcionada ao estudante pela participação em situações reais de vida e trabalho em seu meio, sendo realizada na <text:soft-page-break/>comunidade em geral ou junto a pessoas jurídicas de direito público ou privado, sob a responsabilidade da UENF.</text:p>
      <text:p text:style-name="P42"/>
      <text:p text:style-name="P43">II – O Estágio curricular, como procedimento didático-pedagógico, é atividade de competência da UENF a quem cabe a decisão sobre a matéria.</text:p>
      <text:p text:style-name="P42"/>
      <text:p text:style-name="P43">III – A participação de pessoa jurídica de direito público e privado, dar-se-á no âmbito de oferecimento de oportunidades, campo de estágio e outras formas de ajuda, <text:s/>colaborando no processo educacional.</text:p>
      <text:p text:style-name="P44"/>
      <text:p text:style-name="P44"/>
      <text:p text:style-name="P41"><text:span text:style-name="T6">CLÁUSULA SEGUNDA</text:span><text:span text:style-name="T10">: </text:span><text:span text:style-name="T8">DA </text:span><text:span text:style-name="T6">COMPETÊNCIA DA UENF</text:span></text:p>
      <text:p text:style-name="P46"/>
      <text:p text:style-name="P43">I – Selecionar, dentre seus alunos, que atenda as condições e requisitos e nas quantidades previamente determinada, e efetivar o encaminhamento à instituição CONCEDENTE.</text:p>
      <text:p text:style-name="P42"/>
      <text:p text:style-name="P43">II – Determinar a carga horária, duração e <text:s/>jornada de estágio curricular, que não poderá ser inferior a um semestre letivo.</text:p>
      <text:p text:style-name="P42"/>
      <text:p text:style-name="P43">III – Estabelecer os parâmetros próprios para as áreas de interesse da UENF.</text:p>
      <text:p text:style-name="P42"/>
      <text:p text:style-name="P43">IV – Organizar, orientar, supervisionar e avaliar o estágio curricular.</text:p>
      <text:p text:style-name="P43"/>
      <text:p text:style-name="P44">CLÁUSULA TERCEIRA:DA COMPETÊNCIA DA CONCEDENTE</text:p>
      <text:p text:style-name="P46"/>
      <text:p text:style-name="P43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42"/>
      <text:p text:style-name="P43">II – Receber e triar os alunos, previamente selecionados e encaminhados pela UENF, mediante processo interno, de acordo com as necessidades administrativa-operacionais da CONCEDENTE, para usufruírem as oportunidades de estágio;</text:p>
      <text:p text:style-name="P42"/>
      <text:p text:style-name="P43">III – Firmar com os alunos escolhidos, Termos de Compromisso devidamente assinado pelas partes, com a interveniência da UENF.</text:p>
      <text:p text:style-name="P42"/>
      <text:p text:style-name="P43">IV – Encaminhar a UENF cópia do Termo de Compromisso devidamente assinado pelas partes com a interveniência da UENF;</text:p>
      <text:p text:style-name="P42"/>
      <text:p text:style-name="P43"><text:soft-page-break/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2"/>
      <text:p text:style-name="P43">VI – Expedir certificado de estágio, findo o prazo pactuado no Termo de Compromisso, quando assim requerido pelo aluno.</text:p>
      <text:p text:style-name="P43"/>
      <text:p text:style-name="P44">CLÁUSULA QUARTA: DO SEGURO CONTRA ACIDENTES PESSOAIS</text:p>
      <text:p text:style-name="P46"/>
      <text:p text:style-name="P41"><text:span text:style-name="T10"><text:s/>A </text:span><text:span text:style-name="T22">UENF</text:span><text:span text:style-name="T10"> providenciará apólice do seguro contra acidentes pessoais, em nome de seus alunos, durante a vigência dos Termos de Compromissos.</text:span></text:p>
      <text:p text:style-name="P43"/>
      <text:p text:style-name="P44">CLÁUSULA QUINTA: DA RELAÇÃO DAS PARTES</text:p>
      <text:p text:style-name="P45"/>
      <text:p text:style-name="P41"><text:span text:style-name="T10">O estagiário não terá, em hipótese alguma, vínculo empregatício de qualquer natureza com a </text:span><text:span text:style-name="T6">CONCEDENTE</text:span><text:span text:style-name="T10"> de acordo com o que dispõe o artigo 3º da Lei 11.788/2008.</text:span></text:p>
      <text:p text:style-name="P43"><text:s/></text:p>
      <text:p text:style-name="P43"/>
      <text:p text:style-name="P43"/>
      <text:p text:style-name="P44">CLÁUSULA SEXTA: DOS TERMOS DE COMPROMISSO</text:p>
      <text:p text:style-name="P45"/>
      <text:p text:style-name="P41"><text:span text:style-name="T10">A </text:span><text:span text:style-name="T6">CONCEDENTE</text:span><text:span text:style-name="T10"> celebrará com o estagiário </text:span><text:span text:style-name="T23">Termo</text:span><text:span text:style-name="T10"> </text:span><text:span text:style-name="T23">de Compromisso</text:span><text:span text:style-name="T6">, </text:span><text:span text:style-name="T10">no qual estarão estabelecidas as condições específicas do estágio, mediante a interveniência da UENF, e contendo, entre outras as seguintes disposições:</text:span></text:p>
      <text:p text:style-name="P43"/>
      <text:p text:style-name="P43">I – Remuneração do estagiário (se houver), e o programa de trabalho a conta do qual correrão tais despesas;</text:p>
      <text:p text:style-name="P43">II – Vigência do estágio;</text:p>
      <text:p text:style-name="P43">III – Obrigação das partes;</text:p>
      <text:p text:style-name="P43">IV – Carga horária e período de estágio;</text:p>
      <text:p text:style-name="P43">V – Rescisão.</text:p>
      <text:p text:style-name="P43"/>
      <text:p text:style-name="P44">CLÁUSULA SÉTIMA: DA VIGÊNCIA DO CONVÊNIO</text:p>
      <text:p text:style-name="P45"/>
      <text:p text:style-name="P43">O presente Convênio vigerá por 05 (cinco) anos a partir de sua assinatura.</text:p>
      <text:p text:style-name="P44"/>
      <text:p text:style-name="P44">CLÁUSULA OITAVA: DA RESCISÃO DO CONVÊNIO</text:p>
      <text:p text:style-name="P45"/>
      <text:p text:style-name="P43">Rescindir-se-á o presente Convênio, independentemente de qualquer aviso ou notificação judicial ou extrajudicial, quando se verificar uma das seguintes hipóteses:</text:p>
      <text:p text:style-name="P43"><text:soft-page-break/></text:p>
      <text:p text:style-name="P43">I – Em qualquer caso de desrespeito aos termos previstos neste Convênio e em seus Termos Aditivos, que por ventura venham a sucede-lo e complementá-lo;</text:p>
      <text:p text:style-name="P42"/>
      <text:p text:style-name="P43">II – Por prévio e expresso acordo firmado entre as partes com no mínimo 90 (noventa) dias de antecedência;</text:p>
      <text:p text:style-name="P42"/>
      <text:p text:style-name="P43">III – Findo o prazo estabelecido na Cláusula Sétima, e não tendo sido proposta e firmada a sua renovação;</text:p>
      <text:p text:style-name="P42"/>
      <text:p text:style-name="P43">IV – Por dissolução, suspensão, impedimento, concordata e /ou falência de uma das partes.</text:p>
      <text:p text:style-name="P43"/>
      <text:p text:style-name="P44">CLÁUSULA NONA: <text:s/>DOS RESPONSÁVEIS</text:p>
      <text:p text:style-name="P45"/>
      <text:p text:style-name="P43">A UENF praticará todos os atos que se tornem necessários à efetiva execução da presente disposição, através da PRÓ-REITORIA DE GRADUAÇÃO e a CONCEDENTE através de seu representante regularmente indicado para este fim.</text:p>
      <text:p text:style-name="P46"/>
      <text:p text:style-name="P41"><text:span text:style-name="T6">Parágrafo Único</text:span><text:span text:style-name="T10"> - A CONCEDENTE designará um supervisor de estágio, profissional da área do estagiário.</text:span></text:p>
      <text:p text:style-name="P43"/>
      <text:p text:style-name="P43"/>
      <text:p text:style-name="P44"/>
      <text:p text:style-name="P44">CLÁUSULA DÉCIMA: DA PUBLICAÇÃO</text:p>
      <text:p text:style-name="P45"/>
      <text:p text:style-name="P41"><text:span text:style-name="T10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5"/>
      <text:p text:style-name="P41"><text:span text:style-name="T6">Parágrafo Único </text:span><text:span text:style-name="T13">- </text:span><text:span text:style-name="T10">A UENF providenciará, até o 5º(quinto) dia útil seguinte ao da referida publicação, a remessa de 01(uma) cópia do presente instrumento ao Tribunal de Contas do Estado do Rio de Janeiro.</text:span></text:p>
      <text:p text:style-name="P44"/>
      <text:p text:style-name="P44">CLÁUSULA DÉCIMA PRIMEIRA: DO FORO</text:p>
      <text:p text:style-name="P46"/>
      <text:p text:style-name="P43">Para dirimir quaisquer questões decorrentes deste Convênio que não possam ser resolvidas através de mútuos entendimentos de medição administrativa, elegem os convenentes o foro da Comarca de Campos dos Goytacazes/RJ.</text:p>
      <text:p text:style-name="P43"/>
      <text:p text:style-name="P43"/>
      <text:p text:style-name="P43"><text:soft-page-break/>E, por estarem avençados e juntos, firmam os convenentes o presente Instrumento em 03(três) vias de igual forma, teor e valia, na presença das testemunhas abaixo elencadas.</text:p>
      <text:p text:style-name="P43"/>
      <text:p text:style-name="P43"/>
      <text:p text:style-name="P43"/>
      <text:p text:style-name="P35"><text:span text:style-name="T2">Campos dos Goytacazes, </text:span><text:span text:style-name="T17">______</text:span><text:span text:style-name="T2">de </text:span><text:span text:style-name="T17">____________</text:span><text:span text:style-name="T2">de </text:span><text:span text:style-name="T17">________</text:span><text:span text:style-name="T2">.</text:span></text:p>
      <text:p text:style-name="P36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9">[RAZAO_SOCIAL]</text:p>
            <text:p text:style-name="P20"/>
            <text:p text:style-name="P20"/>
            <text:p text:style-name="P20"/>
            <text:p text:style-name="P13">...............................................................</text:p>
            <text:p text:style-name="P15">[NOME_REPRESENTANTE]</text:p>
            <text:p text:style-name="P15">[FUNCAO_REPRESENTANTE]</text:p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0">Testemunhas: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38">1- .............................................................</text:p>
            <text:p text:style-name="P37">Nome: Roosevelt Rosa Maia Vieira</text:p>
            <text:p text:style-name="P11">CPF: 790.672.207-87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4">2- ............................................................</text:p>
            <text:p text:style-name="P11">Nome: </text:p>
            <text:p text:style-name="P11">CPF:</text:p>
          </table:table-cell>
        </table:table-row>
      </table:table>
      <text:h text:style-name="P56" text:outline-level="6"/>
      <text:h text:style-name="P57" text:outline-level="6"/>
      <text:h text:style-name="P59" text:outline-level="6">PLANO DE TRABALHO</text:h>
      <text:p text:style-name="P16"/>
      <text:h text:style-name="P52" text:outline-level="4">CONVÊNIO UENF X <text:span text:style-name="T29">[RAZAO_SOCIAL]</text:span></text:h>
      <text:h text:style-name="P58" text:outline-level="6"/>
      <text:p text:style-name="P6"/>
      <text:p text:style-name="P17">OBJETO A SER EXECUTADO</text:p>
      <text:p text:style-name="P4"><text:span text:style-name="T2">Convênio a ser celebrado entre a </text:span><text:span text:style-name="T30">[RAZAO_SOCIAL]</text:span><text:span text:style-name="T2"> e a Universidade Estadual do Norte Fluminense Darcy Ribeiro – UENF, para abertura de campo de estágio obrigatório e não-obrigatório, o qual será realizado por alunos matriculados nos cursos oferecidos pela UENF, e que estejam freqüentando.</text:span></text:p>
      <text:p text:style-name="P6"/>
      <text:p text:style-name="P17">METAS – (DETALHAMENTO DA PROPOSTA)</text:p>
      <text:p text:style-name="P4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6"/>
      <text:p text:style-name="P17">ETAPAS OU FASES DE EXECUÇÃO</text:p>
      <text:p text:style-name="P49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7"/>
      <text:h text:style-name="P60" text:outline-level="7">PLANO DE APLICAÇÃO DOS RECURSOS FINANCEIROS</text:h>
      <text:p text:style-name="P4"><text:span text:style-name="T2">Não haverá repasse de recursos financeiros por parte da </text:span><text:span text:style-name="T15">[RAZAO_SOCIAL]</text:span><text:span text:style-name="T2"> à UENF relativa a este convênio e o estágio concedido não criará vínculo empregatício, bem como não implicará no pagamento obrigatório de bolsa-auxílio, o que será definido no Termo de Compromisso.</text:span></text:p>
      <text:p text:style-name="P6"/>
      <text:p text:style-name="P17">PREVISÃO DO PRAZO DE EXECUÇÃO</text:p>
      <text:p text:style-name="P50"><text:span text:style-name="T2">O estágio terá duração acordada com a </text:span><text:span text:style-name="T15">[RAZAO_SOCIAL]</text:span><text:span text:style-name="T2">, devendo o estagiário cumprir as horas semanais distribuídas pelos dias da semana, dentro do horário combinado com a </text:span><text:span text:style-name="T16">[RAZAO_SOCIAL]</text:span><text:span text:style-name="T2"> e sem prejuízo das atividades discentes, nas condições estabelecidas pelo Termo de Compromisso.</text:span></text:p>
      <text:p text:style-name="P49"/>
      <text:p text:style-name="P49"/>
      <text:p text:style-name="P51"/>
      <text:p text:style-name="P21"><text:span text:style-name="T14">Campos dos Goytacazes, </text:span><text:span text:style-name="T21">____</text:span><text:span text:style-name="T14"> de </text:span><text:span text:style-name="T21">________________</text:span><text:span text:style-name="T14"> de </text:span><text:span text:style-name="T21">_________</text:span><text:span text:style-name="T14">.</text:span>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9">[RAZAO_SOCIAL]</text:p>
            <text:p text:style-name="P20"/>
            <text:p text:style-name="P20"/>
            <text:p text:style-name="P20"/>
            <text:p text:style-name="P13">...............................................................</text:p>
            <text:p text:style-name="P15">[NOME_REPRESENTANTE]</text:p>
            <text:p text:style-name="P15">[FUNCAO_REPRESENTANTE]</text:p>
          </table:table-cell>
        </table:table-row>
      </table:table>
      <text:p text:style-name="P5"/>
      <text:p text:style-name="P19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7cm" draw:visible-area-height="6.409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2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19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5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1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38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<text:span text:style-name="MT2">Av. Alberto Lamego, 2000 - Parque Califórnia </text:span><text:span text:style-name="MT2">– Campos dos Goytacazes/ RJ - CEP: <text:s/>28013-602</text:span>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0:59:00</meta:creation-date>
    <dc:creator>Rafael Carvalho</dc:creator>
    <dc:date>2011-03-01T10:41:21</dc:date>
    <meta:print-date>2006-09-25T16:48:00</meta:print-date>
    <meta:editing-cycles>20</meta:editing-cycles>
    <meta:editing-duration>PT01H57M51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70" meta:character-count="9521"/>
    <meta:user-defined meta:name="Informações 1"/>
    <meta:user-defined meta:name="Informações 2"/>
    <meta:user-defined meta:name="Informações 3"/>
    <meta:user-defined meta:name="Informações 4"/>
  </office:meta>
</office:document-meta>
</file>